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draw:fill="solid" draw:fill-color="#127622"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graphic-properties style:protect="siz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Description-subtitle">
      <style:graphic-properties draw:fill-color="#ffffff" fo:min-height="3.1cm"/>
      <style:paragraph-properties style:writing-mode="lr-tb"/>
    </style:style>
    <style:style style:name="pr4" style:family="presentation" style:parent-style-name="Description-notes">
      <style:graphic-properties draw:fill-color="#ffffff" draw:auto-grow-height="true" fo:min-height="12.572cm"/>
      <style:paragraph-properties style:writing-mode="lr-tb"/>
    </style:style>
    <style:style style:name="pr5" style:family="presentation" style:parent-style-name="Title-title">
      <style:graphic-properties fo:min-height="1.923cm"/>
      <style:paragraph-properties style:writing-mode="lr-tb"/>
    </style:style>
    <style:style style:name="pr6" style:family="presentation" style:parent-style-name="Title-subtitle">
      <style:graphic-properties draw:fill-color="#ffffff" fo:min-height="1.729cm"/>
      <style:paragraph-properties style:writing-mode="lr-tb"/>
    </style:style>
    <style:style style:name="pr7" style:family="presentation" style:parent-style-name="Title-title">
      <style:graphic-properties fo:min-height="6.245cm"/>
      <style:paragraph-properties style:writing-mode="lr-tb"/>
    </style:style>
    <style:style style:name="pr8" style:family="presentation" style:parent-style-name="Title-notes">
      <style:graphic-properties draw:fill-color="#ffffff" draw:auto-grow-height="true" fo:min-height="12.572cm"/>
      <style:paragraph-properties style:writing-mode="lr-tb"/>
    </style:style>
    <style:style style:name="pr9" style:family="presentation" style:parent-style-name="Contens-title">
      <style:graphic-properties fo:min-height="0.865cm"/>
      <style:paragraph-properties style:writing-mode="lr-tb"/>
    </style:style>
    <style:style style:name="pr10" style:family="presentation" style:parent-style-name="Contens-subtitle">
      <style:graphic-properties draw:fill-color="#ffffff" fo:min-height="3.1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1-title">
      <style:graphic-properties fo:min-height="1.343cm"/>
      <style:paragraph-properties style:writing-mode="lr-tb"/>
    </style:style>
    <style:style style:name="pr14" style:family="presentation" style:parent-style-name="Article1-title">
      <style:graphic-properties fo:min-height="0.865cm"/>
      <style:paragraph-properties style:writing-mode="lr-tb"/>
    </style:style>
    <style:style style:name="pr15" style:family="presentation" style:parent-style-name="Article1-subtitle">
      <style:graphic-properties draw:fill-color="#ffffff" fo:min-height="4.033cm"/>
      <style:paragraph-properties style:writing-mode="lr-tb"/>
    </style:style>
    <style:style style:name="pr16" style:family="presentation" style:parent-style-name="Article1-title">
      <style:graphic-properties fo:min-height="1.475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Infographic1-subtitle">
      <style:graphic-properties draw:fill-color="#ffffff" fo:min-height="5.001cm"/>
      <style:paragraph-properties style:writing-mode="lr-tb"/>
    </style:style>
    <style:style style:name="pr20" style:family="presentation" style:parent-style-name="Infographic1-title">
      <style:graphic-properties fo:min-height="1.343cm"/>
      <style:paragraph-properties style:writing-mode="lr-tb"/>
    </style:style>
    <style:style style:name="pr21" style:family="presentation" style:parent-style-name="Infographic1-notes">
      <style:graphic-properties draw:fill-color="#ffffff" draw:auto-grow-height="true" fo:min-height="12.572cm"/>
      <style:paragraph-properties style:writing-mode="lr-tb"/>
    </style:style>
    <style:style style:name="pr22" style:family="presentation" style:parent-style-name="Infographic3-subtitle">
      <style:graphic-properties draw:fill-color="#ffffff" fo:min-height="2.117cm"/>
      <style:paragraph-properties style:writing-mode="lr-tb"/>
    </style:style>
    <style:style style:name="pr23" style:family="presentation" style:parent-style-name="Infographic3-title">
      <style:graphic-properties fo:min-height="1.343cm"/>
      <style:paragraph-properties style:writing-mode="lr-tb"/>
    </style:style>
    <style:style style:name="pr24" style:family="presentation" style:parent-style-name="Infographic3-notes">
      <style:graphic-properties draw:fill-color="#ffffff" draw:auto-grow-height="true" fo:min-height="12.572cm"/>
      <style:paragraph-properties style:writing-mode="lr-tb"/>
    </style:style>
    <style:style style:name="pr25" style:family="presentation" style:parent-style-name="End-title">
      <style:graphic-properties fo:min-height="1.923cm"/>
      <style:paragraph-properties style:writing-mode="lr-tb"/>
    </style:style>
    <style:style style:name="pr26"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none" draw:fill-color="#ffffff"/>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8" style:family="paragraph">
      <style:paragraph-properties fo:text-align="start" style:writing-mode="lr-tb"/>
      <style:text-properties style:font-name="Noto Sans1" fo:font-size="40pt" fo:font-weight="normal" style:font-size-asian="40pt" style:font-size-complex="40pt"/>
    </style:style>
    <style:style style:name="P9" style:family="paragraph">
      <loext:graphic-properties draw:fill-color="#ffffff"/>
      <style:paragraph-properties fo:text-align="start" style:writing-mode="lr-tb"/>
      <style:text-properties style:font-name="Noto Sans1" fo:font-size="12pt" style:font-size-asian="12pt" style:font-size-complex="12pt"/>
    </style:style>
    <style:style style:name="P10" style:family="paragraph">
      <style:paragraph-properties fo:text-align="start" style:writing-mode="lr-tb"/>
      <style:text-properties fo:color="#ffffff" loext:opacity="100%" style:font-name="Noto Sans1" fo:font-size="130pt" fo:font-weight="normal" style:font-size-asian="150pt" style:font-size-complex="150pt"/>
    </style:style>
    <style:style style:name="P11" style:family="paragraph">
      <style:paragraph-properties fo:text-align="start" style:writing-mode="lr-tb"/>
      <style:text-properties style:font-name="Noto Sans1" fo:font-size="18pt" fo:font-weight="normal" style:font-size-asian="18pt" style:font-size-complex="18pt"/>
    </style:style>
    <style:style style:name="P12" style:family="paragraph">
      <loext:graphic-properties draw:fill-color="#ffffff"/>
      <style:paragraph-properties fo:text-align="start" style:writing-mode="lr-tb"/>
      <style:text-properties style:font-name="Noto Sans1" fo:font-size="11pt" style:font-size-asian="11pt" style:font-size-complex="11pt"/>
    </style:style>
    <style:style style:name="P13" style:family="paragraph">
      <loext:graphic-properties draw:fill-color="#ffffff"/>
      <style:paragraph-properties style:writing-mode="lr-tb"/>
      <style:text-properties fo:font-size="20pt"/>
    </style:style>
    <style:style style:name="P14" style:family="paragraph">
      <style:paragraph-properties fo:text-align="start" style:writing-mode="lr-tb"/>
      <style:text-properties style:font-name="Noto Sans1" fo:font-size="22pt" style:font-size-asian="22pt" style:font-size-complex="22pt"/>
    </style:style>
    <style:style style:name="P15" style:family="paragraph">
      <loext:graphic-properties draw:fill-color="#ffffff"/>
      <style:paragraph-properties fo:text-align="center" style:writing-mode="lr-tb"/>
      <style:text-properties style:font-name="Noto Sans1" fo:font-size="12pt" style:font-size-asian="12pt" style:font-size-complex="12pt"/>
    </style:style>
    <style:style style:name="P16"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7" style:family="paragraph">
      <loext:graphic-properties draw:fill="solid" draw:fill-color="#f2c02c"/>
      <style:paragraph-properties fo:text-align="center"/>
      <style:text-properties style:font-name="Noto Sans1"/>
    </style:style>
    <style:style style:name="P18" style:family="paragraph">
      <loext:graphic-properties draw:fill="none" draw:fill-color="#f2c02c"/>
      <style:paragraph-properties fo:text-align="center"/>
      <style:text-properties style:font-name="Noto Sans1"/>
    </style:style>
    <style:style style:name="P19" style:family="paragraph">
      <style:paragraph-properties fo:text-align="center"/>
      <style:text-properties style:font-name="Noto Sans1"/>
    </style:style>
    <style:style style:name="P20" style:family="paragraph">
      <loext:graphic-properties draw:fill="solid" draw:fill-color="#000000"/>
      <style:paragraph-properties fo:text-align="center"/>
      <style:text-properties style:font-name="Noto Sans1"/>
    </style:style>
    <style:style style:name="P21" style:family="paragraph">
      <loext:graphic-properties draw:fill-color="#ffffff"/>
      <style:paragraph-properties fo:text-align="start" style:writing-mode="lr-tb"/>
      <style:text-properties style:font-name="Noto Sans1" fo:font-size="10.5pt" style:font-size-asian="10.5pt" style:font-size-complex="10.5pt"/>
    </style:style>
    <style:style style:name="P22" style:family="paragraph">
      <loext:graphic-properties draw:fill="solid" draw:fill-color="#ffffff" draw:opacity="66%"/>
      <style:paragraph-properties fo:text-align="center"/>
      <style:text-properties style:font-name="Noto Sans1"/>
    </style:style>
    <style:style style:name="P23" style:family="paragraph">
      <loext:graphic-properties draw:fill="solid" draw:fill-color="#ffffff"/>
      <style:paragraph-properties fo:text-align="center"/>
      <style:text-properties style:font-name="Noto Sans1"/>
    </style:style>
    <style:style style:name="P24" style:family="paragraph">
      <loext:graphic-properties draw:fill="solid" draw:fill-color="#ffffff" draw:opacity="42%"/>
      <style:paragraph-properties fo:text-align="center"/>
      <style:text-properties style:font-name="Noto Sans1"/>
    </style:style>
    <style:style style:name="P25" style:family="paragraph">
      <loext:graphic-properties draw:fill="solid" draw:fill-color="#ffffff" draw:opacity="87%"/>
      <style:paragraph-properties fo:text-align="center"/>
      <style:text-properties style:font-name="Noto Sans1"/>
    </style:style>
    <style:style style:name="P26" style:family="paragraph">
      <style:paragraph-properties fo:text-align="end"/>
    </style:style>
    <style:style style:name="P27" style:family="paragraph">
      <loext:graphic-properties draw:fill-color="#ffffff"/>
      <style:paragraph-properties fo:text-align="end" style:writing-mode="lr-tb"/>
      <style:text-properties style:font-name="Noto Sans1" fo:font-size="11pt" style:font-size-asian="11pt" style:font-size-complex="11pt"/>
    </style:style>
    <style:style style:name="P28"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fo:language="en" fo:country="US" style:font-size-asian="14pt" style:font-size-complex="14pt"/>
    </style:style>
    <style:style style:name="T2" style:family="text">
      <style:text-properties style:font-name="Noto Sans1" fo:font-size="14pt" style:font-size-asian="14pt" style:font-size-complex="14pt"/>
    </style:style>
    <style:style style:name="T3" style:family="text">
      <style:text-properties fo:color="#000000" loext:opacity="100%" style:font-name="Noto Sans1" fo:font-size="26pt" fo:font-weight="normal"/>
    </style:style>
    <style:style style:name="T4" style:family="text">
      <style:text-properties fo:color="#000000" loext:opacity="100%" style:font-name="Noto Sans1" fo:font-size="26pt" fo:language="en" fo:country="US" fo:font-weight="normal"/>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2pt" style:font-size-asian="12pt" style:font-size-complex="12pt"/>
    </style:style>
    <style:style style:name="T7" style:family="text">
      <style:text-properties fo:color="#000000" loext:opacity="100%" style:font-name="Noto Sans1" fo:font-size="130pt" fo:font-weight="normal" style:font-size-asian="150pt" style:font-size-complex="150pt"/>
    </style:style>
    <style:style style:name="T8" style:family="text">
      <style:text-properties style:font-name="Noto Sans1" fo:font-size="18pt" fo:font-weight="normal" style:font-size-asian="18pt" style:font-size-complex="18pt"/>
    </style:style>
    <style:style style:name="T9" style:family="text">
      <style:text-properties style:font-name="Noto Sans1" fo:font-size="11pt" style:font-size-asian="11pt" style:font-size-complex="11pt"/>
    </style:style>
    <style:style style:name="T10" style:family="text">
      <style:text-properties style:font-name="Noto Sans1" fo:font-size="22pt" style:font-size-asian="22pt" style:font-size-complex="22pt"/>
    </style:style>
    <style:style style:name="T11" style:family="text">
      <style:text-properties style:use-window-font-color="true" loext:opacity="0%" style:font-name="Noto Sans1" fo:font-size="54pt" fo:text-shadow="none" fo:background-color="transparent" style:font-size-asian="28pt" style:font-size-complex="28pt"/>
    </style:style>
    <style:style style:name="T12" style:family="text">
      <style:text-properties style:font-name="Noto Sans1" fo:font-size="10.5pt" style:font-size-asian="10.5pt" style:font-size-complex="10.5pt"/>
    </style:style>
    <style:style style:name="T13" style:family="text">
      <style:text-properties style:font-name="Noto Sans1" fo:font-size="11pt" fo:language="en" fo:country="US" style:font-size-asian="11pt" style:font-size-complex="11pt"/>
    </style:style>
    <style:style style:name="T14"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Morven</text:span><text:span text:style-name="T2"> </text:span><text:span text:style-name="T1">Academy</text:span><text:span text:style-name="T2"> </text:span></text:p>
        </draw:polygon>
        <draw:frame presentation:style-name="pr1" draw:text-style-name="P4" draw:layer="layout" svg:width="10.792cm" svg:height="2.507cm" svg:x="13.825cm" svg:y="6.851cm" presentation:class="title" presentation:user-transformed="true">
          <draw:text-box>
            <text:p text:style-name="P3"><text:span text:style-name="T3">Welcome to the </text:span><text:span text:style-name="T4">official website of:</text:span></text:p>
          </draw:text-box>
        </draw:frame>
        <draw:frame draw:style-name="gr2" draw:text-style-name="P5" draw:layer="layout" svg:width="8.255cm" svg:height="0.962cm" svg:x="2.54cm" svg:y="13.335cm">
          <draw:text-box>
            <text:p>Created by David Obiorah</text:p>
          </draw:text-box>
        </draw:frame>
        <presentation:notes draw:style-name="dp2">
          <draw:page-thumbnail draw:style-name="gr3"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3" draw:text-style-name="P7" draw:layer="layout" svg:width="12.744cm" svg:height="3.1cm" svg:x="8.255cm" svg:y="5.715cm">
          <draw:text-box>
            <text:p text:style-name="P1">Created using HTML, CSS and Javascript</text:p>
          </draw:text-box>
        </draw:frame>
        <presentation:notes draw:style-name="dp2">
          <draw:page-thumbnail draw:style-name="gr3" draw:layer="layout" svg:width="18.624cm" svg:height="10.476cm" svg:x="1.482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5" draw:text-style-name="P8" draw:layer="layout" svg:width="12.192cm" svg:height="3.287cm" svg:x="11.663cm" svg:y="4.333cm" presentation:class="title" presentation:user-transformed="true">
          <draw:text-box>
            <text:p text:style-name="P3"><text:span text:style-name="T5">Morv</text:span><text:span text:style-name="T5">en </text:span><text:span text:style-name="T5">Acad</text:span><text:span text:style-name="T5">emy</text:span></text:p>
          </draw:text-box>
        </draw:frame>
        <draw:frame presentation:style-name="pr6" draw:text-style-name="P9" draw:layer="layout" svg:width="11.176cm" svg:height="3.969cm" svg:x="11.43cm" svg:y="7.461cm">
          <draw:text-box>
            <text:p text:style-name="P3"><text:span text:style-name="T6">Established in </text:span><text:span text:style-name="T6">1981, Morven </text:span><text:span text:style-name="T6">Academy, a global </text:span><text:span text:style-name="T6">leader in Skills and </text:span><text:span text:style-name="T6">Talent </text:span><text:span text:style-name="T6">Development, </text:span><text:span text:style-name="T6">offers multi-</text:span><text:span text:style-name="T6">disciplinary </text:span><text:span text:style-name="T6">learning </text:span><text:span text:style-name="T6">management and </text:span><text:span text:style-name="T6">training delivery </text:span><text:span text:style-name="T6">solutions to </text:span><text:span text:style-name="T6">corporations, </text:span><text:span text:style-name="T6">institutions, and </text:span><text:span text:style-name="T6">individuals in over </text:span><text:span text:style-name="T6">40 countries. </text:span><text:span text:style-name="T6">Morven has three </text:span><text:span text:style-name="T6">main lines of </text:span><text:span text:style-name="T6">business across </text:span><text:span text:style-name="T6">the globe- </text:span><text:span text:style-name="T6">Corporate </text:span><text:span text:style-name="T6">Learning Group, </text:span><text:span text:style-name="T6">Skills and Careers </text:span><text:span text:style-name="T6">Group, and School </text:span><text:span text:style-name="T6">Learning Group.</text:span></text:p>
          </draw:text-box>
        </draw:frame>
        <draw:frame presentation:style-name="pr7" draw:text-style-name="P10" draw:layer="layout" svg:width="5.84cm" svg:height="6.245cm" svg:x="5.59cm" svg:y="4.684cm" presentation:class="title" presentation:user-transformed="true">
          <draw:text-box>
            <text:p text:style-name="P3"><text:span text:style-name="T7">0</text:span><text:span text:style-name="T7">0</text:span></text:p>
          </draw:text-box>
        </draw:frame>
        <presentation:notes draw:style-name="dp2">
          <draw:page-thumbnail draw:style-name="gr3" draw:layer="layout" svg:width="18.624cm" svg:height="10.476cm" svg:x="1.482cm" svg:y="2.123cm" draw:page-number="3" presentation:class="page"/>
          <draw:frame presentation:style-name="pr8"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9" draw:text-style-name="P11" draw:layer="layout" svg:width="8.012cm" svg:height="0.865cm" svg:x="6.702cm" svg:y="1.778cm" presentation:class="title" presentation:user-transformed="true">
          <draw:text-box>
            <text:p text:style-name="P3"><text:span text:style-name="T8">Why </text:span><text:span text:style-name="T8">Morven?</text:span></text:p>
          </draw:text-box>
        </draw:frame>
        <draw:frame presentation:style-name="pr10" draw:text-style-name="P12" draw:layer="layout" svg:width="8.266cm" svg:height="3.1cm" svg:x="6.702cm" svg:y="2.487cm">
          <draw:text-box>
            <text:p text:style-name="P3"><text:span text:style-name="T9">At Morven, we take </text:span><text:span text:style-name="T9">pride in our </text:span><text:span text:style-name="T9">commitment to </text:span><text:span text:style-name="T9">excellence and </text:span><text:span text:style-name="T9">innovation, and we </text:span><text:span text:style-name="T9">are honored to </text:span><text:span text:style-name="T9">have received </text:span><text:span text:style-name="T9">recognition for our </text:span><text:span text:style-name="T9">dedication to </text:span><text:span text:style-name="T9">education.</text:span></text:p>
          </draw:text-box>
        </draw:frame>
        <draw:frame presentation:style-name="pr9" draw:text-style-name="P11" draw:layer="layout" svg:width="8.012cm" svg:height="0.865cm" svg:x="6.673cm" svg:y="6.35cm" presentation:class="title" presentation:user-transformed="true">
          <draw:text-box>
            <text:p text:style-name="P3"><text:span text:style-name="T8">About us </text:span></text:p>
          </draw:text-box>
        </draw:frame>
        <draw:frame presentation:style-name="pr10" draw:text-style-name="P12" draw:layer="layout" svg:width="8.295cm" svg:height="4.078cm" svg:x="6.673cm" svg:y="7.215cm">
          <draw:text-box>
            <text:p text:style-name="P3"><text:span text:style-name="T9">Our school was </text:span><text:span text:style-name="T9">founded in 1871. </text:span><text:span text:style-name="T9">First, there was an </text:span><text:span text:style-name="T9">institution for boys, </text:span><text:span text:style-name="T9">sons of high-</text:span><text:span text:style-name="T9">ranking </text:span><text:span text:style-name="T9">immigrants. Since </text:span><text:span text:style-name="T9">1930 this is a </text:span><text:span text:style-name="T9">private school for </text:span><text:span text:style-name="T9">gifted kids from all </text:span><text:span text:style-name="T9">over the world. Our </text:span><text:span text:style-name="T9">mission is to create </text:span><text:span text:style-name="T9">enabling </text:span><text:span text:style-name="T9">environment to </text:span><text:span text:style-name="T9">identify everyone's </text:span><text:span text:style-name="T9">potential in tuition, </text:span><text:span text:style-name="T9">get acquainted with </text:span><text:span text:style-name="T9">different types of </text:span><text:span text:style-name="T9">practices.</text:span></text:p>
          </draw:text-box>
        </draw:frame>
        <draw:frame presentation:style-name="pr9" draw:text-style-name="P11" draw:layer="layout" svg:width="8.012cm" svg:height="1.475cm" svg:x="18.415cm" svg:y="5.715cm" presentation:class="title" presentation:user-transformed="true">
          <draw:text-box>
            <text:p text:style-name="P3"><text:span text:style-name="T8">Recent </text:span><text:span text:style-name="T8">Awards and </text:span><text:span text:style-name="T8">Acknowledg</text:span><text:span text:style-name="T8">ments.</text:span></text:p>
          </draw:text-box>
        </draw:frame>
        <draw:frame presentation:style-name="pr11" draw:text-style-name="P12" draw:layer="layout" svg:width="8.128cm" svg:height="3.175cm" svg:x="18.299cm" svg:y="7.123cm">
          <draw:text-box>
            <text:p text:style-name="P3"><text:span text:style-name="T9">Scholarship Impact: </text:span><text:span text:style-name="T9">The scholarship </text:span><text:span text:style-name="T9">program at Morven </text:span><text:span text:style-name="T9">has positively </text:span><text:span text:style-name="T9">impacted the lives </text:span><text:span text:style-name="T9">of nearly 1.9 million </text:span><text:span text:style-name="T9">students over the </text:span><text:span text:style-name="T9">past 19 years, </text:span><text:span text:style-name="T9">providing </text:span><text:span text:style-name="T9">opportunities for </text:span><text:span text:style-name="T9">aspiring learners to </text:span><text:span text:style-name="T9">pursue their </text:span><text:span text:style-name="T9">academic goals.</text:span></text:p>
          </draw:text-box>
        </draw:frame>
        <draw:frame presentation:style-name="pr11" draw:text-style-name="P12" draw:layer="layout" svg:width="8.128cm" svg:height="3.625cm" svg:x="18.415cm" svg:y="10.795cm">
          <draw:text-box>
            <text:p text:style-name="P3"><text:span text:style-name="T9">Morven has been </text:span><text:span text:style-name="T9">recognized as the </text:span><text:span text:style-name="T9">'Most Respected </text:span><text:span text:style-name="T9">Education </text:span><text:span text:style-name="T9">Company' by </text:span><text:span text:style-name="T9">esteemed </text:span><text:span text:style-name="T9">publications such </text:span><text:span text:style-name="T9">as Business World </text:span><text:span text:style-name="T9">and Training </text:span><text:span text:style-name="T9">Industry, Inc. </text:span><text:span text:style-name="T9">Additionally, we </text:span><text:span text:style-name="T9">have received </text:span><text:span text:style-name="T9">accolades such as </text:span><text:span text:style-name="T9">the 'Best Innovation </text:span><text:span text:style-name="T9">Brand' and 'Best </text:span><text:span text:style-name="T9">Institute – </text:span><text:span text:style-name="T9">Innovation' from </text:span><text:span text:style-name="T9">ASSOCHAM.</text:span></text:p>
          </draw:text-box>
        </draw:frame>
        <presentation:notes draw:style-name="dp2">
          <draw:page-thumbnail draw:style-name="gr3" draw:layer="layout" svg:width="18.624cm" svg:height="10.476cm" svg:x="1.482cm" svg:y="2.123cm" draw:page-number="4" presentation:class="page"/>
          <draw:frame presentation:style-name="pr12" draw:text-style-name="P13"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3" draw:text-style-name="P14" draw:layer="layout" svg:width="7.549cm" svg:height="1.343cm" svg:x="2.23cm" svg:y="0.283cm" presentation:class="title" presentation:user-transformed="true">
          <draw:text-box>
            <text:p text:style-name="P3"><text:span text:style-name="T10">Morven</text:span></text:p>
          </draw:text-box>
        </draw:frame>
        <draw:frame presentation:style-name="pr14" draw:text-style-name="P11" draw:layer="layout" svg:width="5.334cm" svg:height="0.865cm" svg:x="11.43cm" svg:y="6.985cm" presentation:class="title" presentation:user-transformed="true">
          <draw:text-box>
            <text:p text:style-name="P3"><text:span text:style-name="T8">High-school</text:span></text:p>
          </draw:text-box>
        </draw:frame>
        <draw:frame presentation:style-name="pr15" draw:text-style-name="P15" draw:layer="layout" svg:width="6.604cm" svg:height="4.033cm" svg:x="10.923cm" svg:y="8.209cm">
          <draw:text-box>
            <text:p text:style-name="P1"><text:span text:style-name="T6">In high-school your </text:span><text:span text:style-name="T6">child learns the </text:span><text:span text:style-name="T6">pros for having a </text:span><text:span text:style-name="T6">proper education, </text:span><text:span text:style-name="T6">morals and </text:span><text:span text:style-name="T6">freiends</text:span></text:p>
            <text:p text:style-name="P1"><text:span text:style-name="T6"/></text:p>
            <text:p text:style-name="P1"><text:span text:style-name="T6"/></text:p>
            <text:p text:style-name="P1"><text:span text:style-name="T6"/></text:p>
            <text:p text:style-name="P1"><text:span text:style-name="T6"/></text:p>
          </draw:text-box>
        </draw:frame>
        <draw:frame presentation:style-name="pr16" draw:text-style-name="P11" draw:layer="layout" svg:width="6.351cm" svg:height="1.475cm" svg:x="17.78cm" svg:y="6.893cm" presentation:class="title" presentation:user-transformed="true">
          <draw:text-box>
            <text:p text:style-name="P3"><text:span text:style-name="T8">Post-grad </text:span><text:span text:style-name="T8">Diploma</text:span></text:p>
          </draw:text-box>
        </draw:frame>
        <draw:frame presentation:style-name="pr15" draw:text-style-name="P15" draw:layer="layout" svg:width="6.604cm" svg:height="4.033cm" svg:x="18.035cm" svg:y="8.139cm">
          <draw:text-box>
            <text:p text:style-name="P1"><text:span text:style-name="T6">Looking to chase a </text:span><text:span text:style-name="T6">second degree or </text:span><text:span text:style-name="T6">the first. Morven is </text:span><text:span text:style-name="T6">the right place for </text:span><text:span text:style-name="T6">you..we offer the </text:span><text:span text:style-name="T6">best post-graduate </text:span><text:span text:style-name="T6">course</text:span></text:p>
          </draw:text-box>
        </draw:frame>
        <draw:frame presentation:style-name="pr14" draw:text-style-name="P11" draw:layer="layout" svg:width="5.334cm" svg:height="0.865cm" svg:x="4.319cm" svg:y="7.268cm" presentation:class="title" presentation:user-transformed="true">
          <draw:text-box>
            <text:p text:style-name="P3"><text:span text:style-name="T8">Pre-school</text:span></text:p>
          </draw:text-box>
        </draw:frame>
        <draw:frame presentation:style-name="pr15" draw:text-style-name="P15" draw:layer="layout" svg:width="6.604cm" svg:height="4.033cm" svg:x="3.557cm" svg:y="8.209cm">
          <draw:text-box>
            <text:p text:style-name="P1"><text:span text:style-name="T6">Pre-School is a </text:span><text:span text:style-name="T6">general-purpose </text:span><text:span text:style-name="T6">class used to build </text:span><text:span text:style-name="T6">just about child. </text:span><text:span text:style-name="T6">Pre-School is key </text:span><text:span text:style-name="T6">for backbone for </text:span><text:span text:style-name="T6">child development, </text:span><text:span text:style-name="T6">all of which are </text:span><text:span text:style-name="T6">key for pursuing </text:span><text:span text:style-name="T6">careers.</text:span></text:p>
          </draw:text-box>
        </draw:frame>
        <draw:frame presentation:style-name="pr17" draw:text-style-name="P16" draw:layer="layout" svg:width="18.874cm" svg:height="2.685cm" svg:x="4.5cm" svg:y="1.5cm" presentation:class="title" presentation:user-transformed="true">
          <draw:text-box>
            <text:p><text:span text:style-name="T11">Our </text:span><text:span text:style-name="T11">Lev</text:span><text:span text:style-name="T11">els</text:span></text:p>
          </draw:text-box>
        </draw:frame>
        <presentation:notes draw:style-name="dp2">
          <draw:page-thumbnail draw:style-name="gr3"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Infographic1" presentation:presentation-page-layout-name="AL1T1">
        <draw:polygon draw:style-name="gr4" draw:text-style-name="P17" draw:layer="layout" svg:width="2.916cm" svg:height="2.915cm" svg:x="3.313cm" svg:y="3.855cm" svg:viewBox="0 0 2917 2916" draw:points="729,2187 0,1458 1458,0 2917,1458 1458,2916">
          <text:p/>
        </draw:polygon>
        <draw:polygon draw:style-name="gr5" draw:text-style-name="P18" draw:layer="layout" svg:width="2.916cm" svg:height="2.916cm" svg:x="3.313cm" svg:y="3.516cm" svg:viewBox="0 0 2917 2917" draw:points="729,2188 0,1458 1458,0 2917,1458 1458,2917">
          <text:p/>
        </draw:polygon>
        <draw:polygon draw:style-name="gr4" draw:text-style-name="P17" draw:layer="layout" svg:width="2.915cm" svg:height="2.915cm" svg:x="7.802cm" svg:y="3.855cm" svg:viewBox="0 0 2916 2916" draw:points="729,2187 0,1458 1458,0 2916,1458 1458,2916">
          <text:p/>
        </draw:polygon>
        <draw:polygon draw:style-name="gr5" draw:text-style-name="P18" draw:layer="layout" svg:width="2.915cm" svg:height="2.916cm" svg:x="7.802cm" svg:y="3.516cm" svg:viewBox="0 0 2916 2917" draw:points="729,2188 0,1458 1458,0 2916,1458 1458,2917">
          <text:p/>
        </draw:polygon>
        <draw:polygon draw:style-name="gr4" draw:text-style-name="P17" draw:layer="layout" svg:width="2.916cm" svg:height="2.915cm" svg:x="12.541cm" svg:y="3.855cm" svg:viewBox="0 0 2917 2916" draw:points="729,2187 0,1458 1458,0 2917,1458 1458,2916">
          <text:p/>
        </draw:polygon>
        <draw:polygon draw:style-name="gr5" draw:text-style-name="P18" draw:layer="layout" svg:width="2.916cm" svg:height="2.916cm" svg:x="12.541cm" svg:y="3.516cm" svg:viewBox="0 0 2917 2917" draw:points="729,2188 0,1458 1458,0 2917,1458 1458,2917">
          <text:p/>
        </draw:polygon>
        <draw:polygon draw:style-name="gr4" draw:text-style-name="P17" draw:layer="layout" svg:width="2.916cm" svg:height="2.915cm" svg:x="17.234cm" svg:y="3.855cm" svg:viewBox="0 0 2917 2916" draw:points="729,2187 0,1458 1458,0 2917,1458 1458,2916">
          <text:p/>
        </draw:polygon>
        <draw:polygon draw:style-name="gr5" draw:text-style-name="P18" draw:layer="layout" svg:width="2.916cm" svg:height="2.916cm" svg:x="17.234cm" svg:y="3.516cm" svg:viewBox="0 0 2917 2917" draw:points="729,2188 0,1458 1458,0 2917,1458 1458,2917">
          <text:p/>
        </draw:polygon>
        <draw:polygon draw:style-name="gr4" draw:text-style-name="P17" draw:layer="layout" svg:width="2.915cm" svg:height="2.915cm" svg:x="22.065cm" svg:y="3.855cm" svg:viewBox="0 0 2916 2916" draw:points="729,2187 0,1458 1458,0 2916,1458 1458,2916">
          <text:p/>
        </draw:polygon>
        <draw:polygon draw:style-name="gr5" draw:text-style-name="P18" draw:layer="layout" svg:width="2.915cm" svg:height="2.916cm" svg:x="22.065cm" svg:y="3.516cm" svg:viewBox="0 0 2916 2917" draw:points="729,2188 0,1458 1458,0 2916,1458 1458,2917">
          <text:p/>
        </draw:polygon>
        <draw:line draw:style-name="gr6" draw:text-style-name="P19" draw:layer="layout" svg:x1="4.771cm" svg:y1="7.738cm" svg:x2="23.523cm" svg:y2="7.738cm">
          <text:p/>
        </draw:line>
        <draw:polygon draw:style-name="gr7" draw:text-style-name="P20"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0"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19" draw:layer="layout" svg:x1="9.26cm" svg:y1="7.738cm" svg:x2="9.26cm" svg:y2="10.433cm">
          <text:p/>
        </draw:line>
        <draw:line draw:style-name="gr6" draw:text-style-name="P19" draw:layer="layout" svg:x1="18.692cm" svg:y1="7.738cm" svg:x2="18.692cm" svg:y2="10.433cm">
          <text:p/>
        </draw:line>
        <draw:polygon draw:style-name="gr7" draw:text-style-name="P20"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0"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0"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0"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0"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0"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0"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0" draw:layer="layout" svg:width="0.057cm" svg:height="0.172cm" svg:x="4.744cm" svg:y="5.001cm" svg:viewBox="0 0 58 173" draw:points="0,0 58,0 58,173 0,173">
          <text:p/>
        </draw:polygon>
        <draw:polygon draw:style-name="gr8" draw:text-style-name="P20" draw:layer="layout" svg:width="0.162cm" svg:height="0.162cm" svg:x="4.639cm" svg:y="4.878cm" svg:viewBox="0 0 163 163" draw:points="143,143 122,163 0,41 40,0 163,123">
          <text:p/>
        </draw:polygon>
        <draw:polygon draw:style-name="gr8" draw:text-style-name="P20" draw:layer="layout" svg:width="0.162cm" svg:height="0.162cm" svg:x="4.744cm" svg:y="4.879cm" svg:viewBox="0 0 163 163" draw:points="143,20 163,41 41,163 0,122 123,0">
          <text:p/>
        </draw:polygon>
        <draw:polygon draw:style-name="gr8" draw:text-style-name="P20" draw:layer="layout" svg:width="0.403cm" svg:height="0.403cm" svg:x="18.742cm" svg:y="5.035cm" svg:viewBox="0 0 404 404" draw:points="351,351 299,404 0,105 105,0 404,299">
          <text:p/>
        </draw:polygon>
        <draw:polygon draw:style-name="gr8" draw:text-style-name="P20"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21" draw:layer="layout" svg:width="4.064cm" svg:height="5.001cm" svg:x="2.921cm" svg:y="6.985cm">
          <draw:text-box>
            <text:p text:style-name="P3"><text:span text:style-name="T12">software Engineering</text:span></text:p>
            <text:p text:style-name="P3"><text:span text:style-name="T12"/></text:p>
            <text:p text:style-name="P3"><text:span text:style-name="T12">Html,Css and all </text:span><text:span text:style-name="T12">languages</text:span></text:p>
            <text:p text:style-name="P3"><text:span text:style-name="T12"/></text:p>
            <text:p text:style-name="P3"><text:span text:style-name="T12"/></text:p>
          </draw:text-box>
        </draw:frame>
        <draw:frame presentation:style-name="pr19" draw:text-style-name="P21" draw:layer="layout" svg:width="4.064cm" svg:height="5.001cm" svg:x="8.255cm" svg:y="10.16cm">
          <draw:text-box>
            <text:p text:style-name="P3"><text:span text:style-name="T12">Accounting.</text:span></text:p>
            <text:p text:style-name="P3"><text:span text:style-name="T12"/></text:p>
            <text:p text:style-name="P3"><text:span text:style-name="T12"/></text:p>
            <text:p text:style-name="P3"><text:span text:style-name="T12">A fresh look to </text:span><text:span text:style-name="T12">Accounting</text:span></text:p>
            <text:p text:style-name="P3"><text:span text:style-name="T12"/></text:p>
            <text:p text:style-name="P3"><text:span text:style-name="T12"/></text:p>
            <text:p text:style-name="P3"><text:span text:style-name="T12"/></text:p>
          </draw:text-box>
        </draw:frame>
        <draw:frame presentation:style-name="pr19" draw:text-style-name="P21" draw:layer="layout" svg:width="4.064cm" svg:height="5.001cm" svg:x="12.446cm" svg:y="7.699cm">
          <draw:text-box>
            <text:p text:style-name="P3"><text:span text:style-name="T12">Agricluture</text:span></text:p>
            <text:p text:style-name="P3"><text:span text:style-name="T12"/></text:p>
            <text:p text:style-name="P3"><text:span text:style-name="T12">Cultivation isnt only </text:span><text:span text:style-name="T12">don on lands lets </text:span><text:span text:style-name="T12">cultivate your skills</text:span></text:p>
          </draw:text-box>
        </draw:frame>
        <draw:frame presentation:style-name="pr19" draw:text-style-name="P21" draw:layer="layout" svg:width="4.064cm" svg:height="5.001cm" svg:x="21.585cm" svg:y="7.738cm">
          <draw:text-box>
            <text:p text:style-name="P3"><text:span text:style-name="T12">software Networking.</text:span></text:p>
            <text:p text:style-name="P3"><text:span text:style-name="T12"/></text:p>
            <text:p text:style-name="P3"><text:span text:style-name="T12">Web Scraping and </text:span><text:span text:style-name="T12">Using Web Services</text:span></text:p>
            <text:p text:style-name="P3"><text:span text:style-name="T12"/></text:p>
          </draw:text-box>
        </draw:frame>
        <draw:frame presentation:style-name="pr19" draw:text-style-name="P21" draw:layer="layout" svg:width="4.064cm" svg:height="5.001cm" svg:x="17.521cm" svg:y="9.604cm">
          <draw:text-box>
            <text:p text:style-name="P3"><text:span text:style-name="T12">Business </text:span><text:span text:style-name="T12">Administration</text:span></text:p>
            <text:p text:style-name="P3"><text:span text:style-name="T12"/></text:p>
            <text:p text:style-name="P3"><text:span text:style-name="T12">How Business works </text:span><text:span text:style-name="T12">and how to start </text:span><text:span text:style-name="T12">yours</text:span></text:p>
          </draw:text-box>
        </draw:frame>
        <draw:frame presentation:style-name="pr20" draw:text-style-name="P14" draw:layer="layout" svg:width="7.549cm" svg:height="1.343cm" svg:x="2.22cm" svg:y="0.285cm" presentation:class="title" presentation:user-transformed="true">
          <draw:text-box>
            <text:p text:style-name="P3"><text:span text:style-name="T10">Post-Grad. </text:span><text:span text:style-name="T10">Courses</text:span></text:p>
          </draw:text-box>
        </draw:frame>
        <presentation:notes draw:style-name="dp2">
          <draw:page-thumbnail draw:style-name="gr3" draw:layer="layout" svg:width="18.624cm" svg:height="10.476cm" svg:x="1.482cm" svg:y="2.123cm" draw:page-number="6" presentation:class="page"/>
          <draw:frame presentation:style-name="pr21" draw:text-style-name="P6" draw:layer="layout" svg:width="17.271cm" svg:height="12.572cm" svg:x="2.159cm" svg:y="13.271cm" presentation:class="notes" presentation:placeholder="true">
            <draw:text-box/>
          </draw:frame>
        </presentation:notes>
      </draw:page>
      <draw:page draw:name="page7" draw:style-name="dp1" draw:master-page-name="Infographic3" presentation:presentation-page-layout-name="AL1T1">
        <draw:polygon draw:style-name="gr9" draw:text-style-name="P22"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3"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4"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5"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19" draw:layer="layout" svg:width="13.677cm" svg:height="1.24cm" svg:x="12.07cm" svg:y="3.612cm" svg:viewBox="0 0 13678 1241" draw:points="0,0 13678,0 13678,1241">
          <text:p/>
        </draw:polyline>
        <draw:line draw:style-name="gr13" draw:text-style-name="P19" draw:layer="layout" svg:x1="23.987cm" svg:y1="6.76cm" svg:x2="17.747cm" svg:y2="6.76cm">
          <text:p/>
        </draw:line>
        <draw:line draw:style-name="gr13" draw:text-style-name="P19" draw:layer="layout" svg:x1="12.07cm" svg:y1="9.737cm" svg:x2="23.674cm" svg:y2="9.737cm">
          <text:p/>
        </draw:line>
        <draw:polyline draw:style-name="gr13" draw:text-style-name="P19" draw:layer="layout" svg:width="8.048cm" svg:height="0.907cm" svg:x="17.698cm" svg:y="12.529cm" svg:viewBox="0 0 8049 908" draw:points="0,908 35,905 113,903 386,900 1317,896 4077,897 8049,908 8049,0">
          <text:p/>
        </draw:polyline>
        <draw:polygon draw:style-name="gr14" draw:text-style-name="P23"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3"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3"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3"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0" draw:layer="layout" svg:width="0.463cm" svg:height="0.674cm" svg:x="24.334cm" svg:y="6.378cm" svg:viewBox="0 0 464 675" draw:points="106,675 0,614 210,250 294,116 291,118 283,121 259,131 146,169 126,64 368,0 464,55">
          <text:p/>
        </draw:polygon>
        <draw:path draw:style-name="gr15" draw:text-style-name="P20"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0"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0"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0"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0"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0" draw:layer="layout" svg:width="0.416cm" svg:height="0.721cm" svg:x="24.016cm" svg:y="9.215cm" svg:viewBox="0 0 417 722" svg:d="M417 514l-66 18 43 159-113 31-43-160-210 56-28-103 80-480 129-35 114 426 65-17zM210 457l-38-142-14-63-14-60-3 1-1 27-2 25-3 24-3 23-32 194z">
          <text:p/>
        </draw:path>
        <draw:path draw:style-name="gr15" draw:text-style-name="P20"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0"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0"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0"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0"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2" draw:text-style-name="P27" draw:layer="layout" svg:width="8.692cm" svg:height="2.117cm" svg:x="3cm" svg:y="3.006cm">
          <draw:text-box>
            <text:p text:style-name="P26"><text:span text:style-name="T9">We’ve received 30% more </text:span><text:span text:style-name="T13">recognition</text:span></text:p>
          </draw:text-box>
        </draw:frame>
        <draw:frame presentation:style-name="pr22" draw:text-style-name="P27" draw:layer="layout" svg:width="9.398cm" svg:height="2.117cm" svg:x="7.882cm" svg:y="6.054cm">
          <draw:text-box>
            <text:p text:style-name="P26"><text:span text:style-name="T9">We’ve received 10% less complains </text:span><text:span text:style-name="T9">from parents.</text:span></text:p>
          </draw:text-box>
        </draw:frame>
        <draw:frame presentation:style-name="pr22" draw:text-style-name="P27" draw:layer="layout" svg:width="9.398cm" svg:height="2.117cm" svg:x="2.294cm" svg:y="9.102cm">
          <draw:text-box>
            <text:p text:style-name="P26"><text:span text:style-name="T9">We’ve graduated </text:span><text:span text:style-name="T9">40% more </text:span><text:span text:style-name="T9">students.</text:span></text:p>
          </draw:text-box>
        </draw:frame>
        <draw:frame presentation:style-name="pr22" draw:text-style-name="P27" draw:layer="layout" svg:width="9.398cm" svg:height="2.117cm" svg:x="7.882cm" svg:y="12.658cm">
          <draw:text-box>
            <text:p text:style-name="P26"><text:span text:style-name="T9">Why not be the </text:span><text:span text:style-name="T9">20% percent left </text:span><text:span text:style-name="T9">and enroll with us </text:span><text:span text:style-name="T9">now at </text:span><text:span text:style-name="T9">www.marven.org</text:span></text:p>
          </draw:text-box>
        </draw:frame>
        <draw:frame presentation:style-name="pr23" draw:text-style-name="P14" draw:layer="layout" svg:width="7.549cm" svg:height="1.805cm" svg:x="2.221cm" svg:y="0.055cm" presentation:class="title" presentation:user-transformed="true">
          <draw:text-box>
            <text:p text:style-name="P3"><text:span text:style-name="T10">Over the </text:span><text:span text:style-name="T10">past 2 </text:span><text:span text:style-name="T10">years</text:span></text:p>
          </draw:text-box>
        </draw:frame>
        <presentation:notes draw:style-name="dp2">
          <draw:page-thumbnail draw:style-name="gr3" draw:layer="layout" svg:width="18.624cm" svg:height="10.476cm" svg:x="1.482cm" svg:y="2.123cm" draw:page-number="7" presentation:class="page"/>
          <draw:frame presentation:style-name="pr24" draw:text-style-name="P6" draw:layer="layout" svg:width="17.271cm" svg:height="12.572cm" svg:x="2.159cm" svg:y="13.271cm" presentation:class="notes" presentation:placeholder="true">
            <draw:text-box/>
          </draw:frame>
        </presentation:notes>
      </draw:page>
      <draw:page draw:name="page8" draw:style-name="dp1" draw:master-page-name="End" presentation:presentation-page-layout-name="AL1T1">
        <draw:frame presentation:style-name="pr25" draw:text-style-name="P28" draw:layer="layout" svg:width="12.192cm" svg:height="1.923cm" svg:x="13.95cm" svg:y="8.875cm" presentation:class="title" presentation:user-transformed="true">
          <draw:text-box>
            <text:p text:style-name="P3"><text:span text:style-name="T14">THAN</text:span><text:span text:style-name="T14">K </text:span><text:span text:style-name="T14">YOU</text:span></text:p>
          </draw:text-box>
        </draw:frame>
        <presentation:notes draw:style-name="dp2">
          <draw:page-thumbnail draw:style-name="gr3" draw:layer="layout" svg:width="18.624cm" svg:height="10.476cm" svg:x="1.482cm" svg:y="2.123cm" draw:page-number="8" presentation:class="page"/>
          <draw:frame presentation:style-name="pr2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4-29T19:00:52.996451546</meta:creation-date>
    <meta:editing-duration>PT14M16S</meta:editing-duration>
    <meta:editing-cycles>3</meta:editing-cycles>
    <dc:date>2024-04-29T20:08:19.744916437</dc:date>
    <meta:document-statistic meta:object-count="491"/>
  </office:meta>
</office:document-meta>
</file>